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6.868cm" fo:min-width="4.05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3.306cm" fo:min-width="3.14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5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47cm" fo:min-width="0.22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3.51cm" fo:min-width="6.24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5.59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3.302cm" svg:y1="4.17cm" svg:x2="19.812cm" svg:y2="4.169cm">
          <text:p/>
        </draw:line>
        <draw:line draw:style-name="gr1" draw:text-style-name="P1" draw:layer="layout" svg:x1="3.302cm" svg:y1="9.17cm" svg:x2="19.812cm" svg:y2="9.169cm">
          <text:p/>
        </draw:line>
        <draw:line draw:style-name="gr1" draw:text-style-name="P1" draw:layer="layout" svg:x1="3.302cm" svg:y1="13.27cm" svg:x2="19.812cm" svg:y2="13.269cm">
          <text:p/>
        </draw:line>
        <draw:line draw:style-name="gr1" draw:text-style-name="P1" draw:layer="layout" svg:x1="3.302cm" svg:y1="17.57cm" svg:x2="19.812cm" svg:y2="17.569cm">
          <text:p/>
        </draw:line>
        <draw:custom-shape draw:style-name="gr2" draw:text-style-name="P2" draw:layer="layout" svg:width="4.556cm" svg:height="17.118cm" svg:x="6.396cm" svg:y="2.4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002cm" svg:height="3.806cm" svg:x="6.696cm" svg:y="7.386cm">
          <draw:text-box>
            <text:p>• Sign-in</text:p>
            <text:p><text:s text:c="2"/></text:p>
            <text:p>• Identity</text:p>
            <text:p/>
            <text:p>• Payments</text:p>
          </draw:text-box>
        </draw:frame>
        <draw:g>
          <draw:custom-shape draw:style-name="gr4" draw:text-style-name="P2" draw:layer="layout" svg:width="3.648cm" svg:height="3.556cm" svg:x="13.684cm" svg:y="2.424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3.602cm" svg:height="2.384cm" svg:x="13.73cm" svg:y="2.934cm">
            <draw:text-box>
              <text:p>Business Logic</text:p>
              <text:p>(Ads)</text:p>
            </draw:text-box>
          </draw:frame>
        </draw:g>
        <draw:frame draw:style-name="gr6" draw:text-style-name="P3" draw:layer="layout" svg:width="4.826cm" svg:height="1.673cm" svg:x="6.134cm" svg:y="0.416cm">
          <draw:text-box>
            <text:p><text:span text:style-name="T1">D</text:span><text:span text:style-name="T1">I</text:span><text:span text:style-name="T1">S</text:span><text:span text:style-name="T1">P</text:span><text:span text:style-name="T1">A</text:span><text:span text:style-name="T1">T</text:span><text:span text:style-name="T1">C</text:span><text:span text:style-name="T1">H</text:span></text:p>
            <text:p><text:span text:style-name="T1">B</text:span><text:span text:style-name="T1">L</text:span><text:span text:style-name="T1">O</text:span><text:span text:style-name="T1">C</text:span><text:span text:style-name="T1">K</text:span><text:span text:style-name="T1">C</text:span><text:span text:style-name="T1">H</text:span><text:span text:style-name="T1">A</text:span><text:span text:style-name="T1">I</text:span><text:span text:style-name="T1">N</text:span></text:p>
          </draw:text-box>
        </draw:frame>
        <draw:frame draw:style-name="gr7" draw:text-style-name="P4" draw:layer="layout" svg:width="3.048cm" svg:height="1.109cm" svg:x="0.362cm" svg:y="1.57cm">
          <draw:text-box>
            <text:p><text:span text:style-name="T1">U</text:span><text:span text:style-name="T1">S</text:span><text:span text:style-name="T1">E</text:span><text:span text:style-name="T1">R</text:span><text:span text:style-name="T1">S</text:span></text:p>
          </draw:text-box>
        </draw:frame>
        <draw:frame draw:style-name="gr8" draw:text-style-name="P3" draw:layer="layout" svg:width="3.302cm" svg:height="1.368cm" svg:x="13.63cm" svg:y="0.862cm">
          <draw:text-box>
            <text:p><text:span text:style-name="T1">DAN</text:span></text:p>
          </draw:text-box>
        </draw:frame>
        <draw:frame draw:style-name="gr9" draw:text-style-name="P3" draw:layer="layout" svg:width="4.826cm" svg:height="1.27cm" svg:x="20.26cm" svg:y="0.916cm">
          <draw:text-box>
            <text:p><text:span text:style-name="T1">NEWS ORGS</text:span></text:p>
          </draw:text-box>
        </draw:frame>
        <draw:custom-shape draw:style-name="gr10" draw:text-style-name="P2" draw:layer="layout" svg:width="1.016cm" svg:height="1.016cm" svg:x="1.308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016cm" svg:height="1.016cm" svg:x="1.309cm" svg:y="4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016cm" svg:height="1.016cm" svg:x="1.309cm" svg:y="5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016cm" svg:height="1.016cm" svg:x="1.31cm" svg:y="7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016cm" svg:height="1.016cm" svg:x="1.309cm" svg:y="8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016cm" svg:height="1.016cm" svg:x="1.31cm" svg:y="9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016cm" svg:height="1.016cm" svg:x="1.309cm" svg:y="11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016cm" svg:height="1.016cm" svg:x="1.31cm" svg:y="12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016cm" svg:height="1.016cm" svg:x="1.309cm" svg:y="13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016cm" svg:height="1.016cm" svg:x="1.31cm" svg:y="15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016cm" svg:height="1.016cm" svg:x="1.309cm" svg:y="16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016cm" svg:height="1.016cm" svg:x="1.31cm" svg:y="17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2" draw:layer="layout" svg:width="6.74cm" svg:height="3.76cm" svg:x="20.484cm" svg:y="7.3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6.096cm" svg:height="1.27cm" svg:x="20.82cm" svg:y="9.498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5" draw:layer="layout" svg:width="5.85cm" svg:height="0.962cm" svg:x="20.866cm" svg:y="9.624cm">
            <draw:text-box>
              <text:p text:style-name="P1">Content Hosting</text:p>
            </draw:text-box>
          </draw:frame>
          <draw:custom-shape draw:style-name="gr10" draw:text-style-name="P2" draw:layer="layout" svg:width="1.016cm" svg:height="1.016cm" svg:x="20.81cm" svg:y="8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" draw:layer="layout" svg:width="1.016cm" svg:height="1.016cm" svg:x="22.011cm" svg:y="8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" draw:layer="layout" svg:width="1.016cm" svg:height="1.016cm" svg:x="23.211cm" svg:y="8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" draw:layer="layout" svg:width="1.016cm" svg:height="1.016cm" svg:x="24.411cm" svg:y="8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" draw:layer="layout" svg:width="1.016cm" svg:height="1.016cm" svg:x="25.711cm" svg:y="8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5" draw:layer="layout" svg:width="6.74cm" svg:height="0.962cm" svg:x="20.484cm" svg:y="7.32cm">
            <draw:text-box>
              <text:p text:style-name="P1">Journalists</text:p>
            </draw:text-box>
          </draw:frame>
        </draw:g>
        <draw:g>
          <draw:custom-shape draw:style-name="gr11" draw:text-style-name="P2" draw:layer="layout" svg:width="6.74cm" svg:height="3.76cm" svg:x="20.484cm" svg:y="11.7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6.096cm" svg:height="1.27cm" svg:x="20.82cm" svg:y="13.898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5" draw:layer="layout" svg:width="5.85cm" svg:height="0.962cm" svg:x="20.866cm" svg:y="14.024cm">
            <draw:text-box>
              <text:p text:style-name="P1">Content Hosting</text:p>
            </draw:text-box>
          </draw:frame>
          <draw:custom-shape draw:style-name="gr10" draw:text-style-name="P2" draw:layer="layout" svg:width="1.016cm" svg:height="1.016cm" svg:x="20.81cm" svg:y="12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" draw:layer="layout" svg:width="1.016cm" svg:height="1.016cm" svg:x="22.011cm" svg:y="12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" draw:layer="layout" svg:width="1.016cm" svg:height="1.016cm" svg:x="23.211cm" svg:y="12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" draw:layer="layout" svg:width="1.016cm" svg:height="1.016cm" svg:x="24.411cm" svg:y="12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" draw:layer="layout" svg:width="1.016cm" svg:height="1.016cm" svg:x="25.711cm" svg:y="12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5" draw:layer="layout" svg:width="6.74cm" svg:height="0.962cm" svg:x="20.484cm" svg:y="11.72cm">
            <draw:text-box>
              <text:p text:style-name="P1">Journalists</text:p>
            </draw:text-box>
          </draw:frame>
        </draw:g>
        <draw:g>
          <draw:custom-shape draw:style-name="gr11" draw:text-style-name="P2" draw:layer="layout" svg:width="6.74cm" svg:height="3.76cm" svg:x="20.484cm" svg:y="16.0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6.096cm" svg:height="1.27cm" svg:x="20.82cm" svg:y="18.198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5" draw:layer="layout" svg:width="5.85cm" svg:height="0.962cm" svg:x="20.866cm" svg:y="18.324cm">
            <draw:text-box>
              <text:p text:style-name="P1">Content Hosting</text:p>
            </draw:text-box>
          </draw:frame>
          <draw:custom-shape draw:style-name="gr10" draw:text-style-name="P2" draw:layer="layout" svg:width="1.016cm" svg:height="1.016cm" svg:x="20.81cm" svg:y="17.0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" draw:layer="layout" svg:width="1.016cm" svg:height="1.016cm" svg:x="22.011cm" svg:y="17.0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" draw:layer="layout" svg:width="1.016cm" svg:height="1.016cm" svg:x="23.211cm" svg:y="17.0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" draw:layer="layout" svg:width="1.016cm" svg:height="1.016cm" svg:x="24.411cm" svg:y="17.0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" draw:layer="layout" svg:width="1.016cm" svg:height="1.016cm" svg:x="25.711cm" svg:y="17.0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5" draw:layer="layout" svg:width="6.74cm" svg:height="0.962cm" svg:x="20.484cm" svg:y="16.02cm">
            <draw:text-box>
              <text:p text:style-name="P1">Journalists</text:p>
            </draw:text-box>
          </draw:frame>
        </draw:g>
        <draw:g>
          <draw:custom-shape draw:style-name="gr11" draw:text-style-name="P2" draw:layer="layout" svg:width="6.74cm" svg:height="3.76cm" svg:x="20.484cm" svg:y="2.6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6.096cm" svg:height="1.27cm" svg:x="20.82cm" svg:y="4.798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5" draw:layer="layout" svg:width="5.85cm" svg:height="0.962cm" svg:x="20.866cm" svg:y="4.924cm">
            <draw:text-box>
              <text:p text:style-name="P1">Content Hosting</text:p>
            </draw:text-box>
          </draw:frame>
          <draw:custom-shape draw:style-name="gr10" draw:text-style-name="P2" draw:layer="layout" svg:width="1.016cm" svg:height="1.016cm" svg:x="20.81cm" svg:y="3.6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" draw:layer="layout" svg:width="1.016cm" svg:height="1.016cm" svg:x="22.011cm" svg:y="3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" draw:layer="layout" svg:width="1.016cm" svg:height="1.016cm" svg:x="23.211cm" svg:y="3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" draw:layer="layout" svg:width="1.016cm" svg:height="1.016cm" svg:x="24.411cm" svg:y="3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" draw:layer="layout" svg:width="1.016cm" svg:height="1.016cm" svg:x="25.711cm" svg:y="3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5" draw:layer="layout" svg:width="6.74cm" svg:height="0.962cm" svg:x="20.484cm" svg:y="2.62cm">
            <draw:text-box>
              <text:p text:style-name="P1">Journalists</text:p>
            </draw:text-box>
          </draw:frame>
        </draw:g>
        <draw:g>
          <draw:custom-shape draw:style-name="gr4" draw:text-style-name="P2" draw:layer="layout" svg:width="3.648cm" svg:height="3.556cm" svg:x="13.684cm" svg:y="7.424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3.602cm" svg:height="2.384cm" svg:x="13.73cm" svg:y="7.934cm">
            <draw:text-box>
              <text:p>Business Logic</text:p>
              <text:p>(Paywall)</text:p>
            </draw:text-box>
          </draw:frame>
        </draw:g>
        <draw:g>
          <draw:custom-shape draw:style-name="gr4" draw:text-style-name="P2" draw:layer="layout" svg:width="3.648cm" svg:height="3.556cm" svg:x="13.684cm" svg:y="11.724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3.602cm" svg:height="2.384cm" svg:x="13.73cm" svg:y="12.234cm">
            <draw:text-box>
              <text:p>Business Logic</text:p>
              <text:p>(Other #1)</text:p>
            </draw:text-box>
          </draw:frame>
        </draw:g>
        <draw:g>
          <draw:custom-shape draw:style-name="gr4" draw:text-style-name="P2" draw:layer="layout" svg:width="3.648cm" svg:height="3.556cm" svg:x="13.684cm" svg:y="16.024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3.602cm" svg:height="2.384cm" svg:x="13.73cm" svg:y="16.534cm">
            <draw:text-box>
              <text:p>Business Logic</text:p>
              <text:p>(Other #2)</text:p>
            </draw:text-box>
          </draw:frame>
        </draw:g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" svg:stroke-width="0cm" svg:stroke-color="#2c001e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7T15:31:51.806225138</meta:creation-date>
    <dc:date>2018-05-15T16:45:09.049620576</dc:date>
    <meta:editing-duration>PT47M27S</meta:editing-duration>
    <meta:editing-cycles>10</meta:editing-cycles>
    <meta:generator>LibreOffice/5.1.6.2$Linux_X86_64 LibreOffice_project/10m0$Build-2</meta:generator>
    <meta:document-statistic meta:object-count="97"/>
  </office:meta>
</office:document-meta>
</file>